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size="13pt" officeooo:rsid="0021b0bb" officeooo:paragraph-rsid="0021b0bb" style:font-size-asian="13pt" style:font-size-complex="13pt"/>
    </style:style>
    <style:style style:name="P2" style:family="paragraph" style:parent-style-name="Standard">
      <style:paragraph-properties fo:text-align="center" style:justify-single-word="false"/>
      <style:text-properties fo:font-size="13pt" officeooo:rsid="0021b0bb" officeooo:paragraph-rsid="0021b0bb" style:font-size-asian="13pt" style:font-size-complex="13pt"/>
    </style:style>
    <style:style style:name="P3" style:family="paragraph" style:parent-style-name="Standard" style:list-style-name="L1">
      <style:text-properties fo:font-size="13pt" officeooo:rsid="0021b0bb" officeooo:paragraph-rsid="0021b0bb" style:font-size-asian="13pt" style:font-size-complex="13pt"/>
    </style:style>
    <style:style style:name="P4" style:family="paragraph" style:parent-style-name="Standard" style:list-style-name="L2">
      <style:text-properties fo:font-size="13pt" officeooo:rsid="0021b0bb" officeooo:paragraph-rsid="0021b0bb" style:font-size-asian="13pt" style:font-size-complex="13pt"/>
    </style:style>
    <style:style style:name="P5" style:family="paragraph" style:parent-style-name="Standard" style:list-style-name="L3">
      <style:text-properties fo:font-size="13pt" officeooo:rsid="0021b0bb" officeooo:paragraph-rsid="0024d6a1" style:font-size-asian="13pt" style:font-size-complex="13pt"/>
    </style:style>
    <style:style style:name="P6" style:family="paragraph" style:parent-style-name="Standard" style:list-style-name="L3">
      <style:text-properties fo:font-size="13pt" officeooo:rsid="0024d6a1" officeooo:paragraph-rsid="0025b1e5" style:font-size-asian="13pt" style:font-size-complex="13pt"/>
    </style:style>
    <style:style style:name="P7" style:family="paragraph" style:parent-style-name="Standard" style:list-style-name="L2">
      <style:text-properties fo:font-size="13pt" officeooo:rsid="0025b1e5" officeooo:paragraph-rsid="0025b1e5" style:font-size-asian="13pt" style:font-size-complex="13pt"/>
    </style:style>
    <style:style style:name="T1" style:family="text">
      <style:text-properties officeooo:rsid="0025b1e5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ICIONATEC<text:line-break/>SISTEMAS DE GESTÃO PARA SEREM PRODUZIDOS </text:p>
      <text:p text:style-name="P2"/>
      <text:p text:style-name="P1">2024</text:p>
      <text:list xml:id="list4180175045" text:style-name="L1">
        <text:list-item>
          <text:p text:style-name="P3">Sistema de Prestação de Serviços</text:p>
        </text:list-item>
        <text:list-item>
          <text:p text:style-name="P3">Sistema de <text:span text:style-name="T1">Gestão Escolar</text:span> <text:s/></text:p>
        </text:list-item>
      </text:list>
      <text:p text:style-name="P1">2025 </text:p>
      <text:list xml:id="list1652034696" text:style-name="L2">
        <text:list-item>
          <text:p text:style-name="P4">Sistema de Gestão Hospitalar</text:p>
        </text:list-item>
        <text:list-item>
          <text:p text:style-name="P7">Sistema de Contabilidade</text:p>
        </text:list-item>
      </text:list>
      <text:p text:style-name="P1">2026</text:p>
      <text:list xml:id="list134113390" text:style-name="L3">
        <text:list-item>
          <text:p text:style-name="P5">Sistema de Gestão de Biblioteca (Livraria)</text:p>
        </text:list-item>
        <text:list-item>
          <text:p text:style-name="P6">Sistema de Entrega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18:42:55.390696110</meta:creation-date>
    <meta:generator>LibreOffice/7.3.7.2$Linux_X86_64 LibreOffice_project/30$Build-2</meta:generator>
    <dc:date>2024-03-28T15:52:15.996042224</dc:date>
    <meta:editing-duration>PT28M47S</meta:editing-duration>
    <meta:editing-cycles>3</meta:editing-cycles>
    <meta:document-statistic meta:table-count="0" meta:image-count="0" meta:object-count="0" meta:page-count="1" meta:paragraph-count="10" meta:word-count="41" meta:character-count="243" meta:non-whitespace-character-count="214"/>
  </office:meta>
</office:document-meta>
</file>